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0099"/>
    </style:style>
    <style:style style:name="ce6" style:family="table-cell" style:parent-style-name="Default">
      <style:table-cell-properties fo:background-color="#cc0066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666666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801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column table:style-name="co1" table:number-columns-repeated="23" table:default-cell-style-name="Default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19"/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number-columns-repeated="2" table:style-name="ce4" office:value-type="float" office:value="16" calcext:value-type="float">
            <text:p>16</text:p>
          </table:table-cell>
          <table:table-cell table:style-name="Default"/>
          <table:table-cell table:style-name="ce5" office:value-type="float" office:value="60" calcext:value-type="float">
            <text:p>60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9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8"/>
          <table:table-cell table:number-columns-repeated="6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"/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2"/>
          <table:table-cell table:style-name="ce8" office:value-type="float" office:value="31" calcext:value-type="float">
            <text:p>31</text:p>
          </table:table-cell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number-columns-repeated="4" table:style-name="ce8" office:value-type="float" office:value="31" calcext:value-type="float">
            <text:p>31</text:p>
          </table:table-cell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6" table:style-name="ce8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8"/>
          <table:table-cell table:style-name="ce10" office:value-type="float" office:value="7" calcext:value-type="float">
            <text:p>7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8"/>
          <table:table-cell table:style-name="ce10" office:value-type="float" office:value="7" calcext:value-type="float">
            <text:p>7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style-name="ce9"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5"/>
          <table:table-cell table:number-columns-repeated="5" table:style-name="ce8" office:value-type="float" office:value="31" calcext:value-type="float">
            <text:p>31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8" table:style-name="ce8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number-columns-repeated="4"/>
          <table:table-cell table:number-columns-repeated="5" table:style-name="ce8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style-name="ce8" office:value-type="float" office:value="31" calcext:value-type="float">
            <text:p>31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number-columns-repeated="5" table:style-name="ce3" office:value-type="float" office:value="2" calcext:value-type="float">
            <text:p>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number-columns-repeated="11" table:style-name="ce8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7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2" table:style-name="ce7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 table:style-name="ce4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3" table:style-name="ce4"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4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4" table:style-name="ce4"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16" table:style-name="ce3" office:value-type="float" office:value="2" calcext:value-type="float">
            <text:p>2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7:11:39.3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08:04:45.937000000</dc:date>
    <meta:editing-duration>PT19H4M30S</meta:editing-duration>
    <meta:editing-cycles>26</meta:editing-cycles>
    <meta:generator>LibreOffice/5.1.3.2$Windows_x86 LibreOffice_project/644e4637d1d8544fd9f56425bd6cec110e49301b</meta:generator>
    <meta:document-statistic meta:table-count="1" meta:cell-count="304" meta:object-count="0"/>
  </office:meta>
</office:document-meta>
</file>